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8cm" draw:marker-end-width="0.238cm" draw:fill="solid" draw:fill-color="#ff950e" draw:textarea-horizontal-align="justify" draw:textarea-vertical-align="middle" draw:auto-grow-height="false" fo:padding-top="0.138cm" fo:padding-bottom="0.138cm" fo:padding-left="0.263cm" fo:padding-right="0.263cm"/>
    </style:style>
    <style:style style:name="gr2" style:family="graphic" style:parent-style-name="standard">
      <style:graphic-properties svg:stroke-width="0.025cm" svg:stroke-color="#000000" draw:marker-start-width="0.238cm" draw:marker-end-width="0.238cm" draw:fill="solid" draw:fill-color="#e6e6e6" draw:textarea-horizontal-align="justify" draw:textarea-vertical-align="middle" draw:auto-grow-height="false" fo:padding-top="0.138cm" fo:padding-bottom="0.138cm" fo:padding-left="0.263cm" fo:padding-right="0.263cm"/>
    </style:style>
    <style:style style:name="gr3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25cm" draw:marker-start-width="0.238cm" draw:marker-end="Arrow" draw:marker-end-width="0.203cm" draw:fill="none" draw:textarea-vertical-align="middle" fo:padding-top="0.138cm" fo:padding-bottom="0.138cm" fo:padding-left="0.263cm" fo:padding-right="0.263cm"/>
    </style:style>
    <style:style style:name="gr8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2" svg:stroke-width="0.025cm" svg:stroke-color="#000000" draw:marker-start="" draw:marker-start-width="0.238cm" draw:marker-start-center="false" draw:marker-end="" draw:marker-end-width="0.238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51cm" svg:height="1.551cm" svg:x="7.413cm" svg:y="3.413cm">
          <text:p text:style-name="P1"><text:span text:style-name="T1">cluster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551cm" svg:height="1.551cm" svg:x="1.814cm" svg:y="7.95cm">
          <text:p text:style-name="P1"><text:span text:style-name="T1">cluster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551cm" svg:height="1.551cm" svg:x="1.815cm" svg:y="16.621cm">
          <text:p text:style-name="P1"><text:span text:style-name="T1">cluster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1.651cm" svg:height="1.651cm" svg:x="1.762cm" svg:y="2.034cm">
          <text:p text:style-name="P1"><text:span text:style-name="T1">SOL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" draw:id="id1" draw:layer="layout" svg:width="1.778cm" svg:height="1.778cm" svg:x="7.299cm" svg:y="1.97cm">
          <text:p text:style-name="P1"><text:span text:style-name="T1">c2 web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0.635cm" svg:height="0.635cm" svg:x="12.433cm" svg:y="1.5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2" xml:id="id3" draw:id="id3" draw:layer="layout" svg:width="0.635cm" svg:height="0.635cm" svg:x="12.433cm" svg:y="2.54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2" draw:id="id2" draw:layer="layout" svg:width="0.635cm" svg:height="0.635cm" svg:x="12.434cm" svg:y="3.5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6" draw:text-style-name="P4" draw:layer="layout" svg:width="2.83cm" svg:height="0.887cm" svg:x="3.812cm" svg:y="3.04cm">
          <draw:text-box>
            <text:p text:style-name="P3"><text:span text:style-name="T1">search results</text:span></text:p>
            <text:p text:style-name="P3"><text:span text:style-name="T1">(highlighted or full)</text:span></text:p>
          </draw:text-box>
        </draw:frame>
        <draw:connector draw:style-name="gr7" draw:text-style-name="P5" draw:layer="layout" draw:type="line" svg:x1="9.077cm" svg:y1="2.859cm" svg:x2="12.434cm" svg:y2="3.831cm" draw:start-shape="id1" draw:start-glue-point="7" draw:end-shape="id2" draw:end-glue-point="6" svg:d="m9077 2859 3357 972" svg:viewBox="0 0 3358 973">
          <text:p/>
        </draw:connector>
        <draw:connector draw:style-name="gr7" draw:text-style-name="P5" draw:layer="layout" draw:type="line" svg:x1="9.077cm" svg:y1="2.859cm" svg:x2="12.433cm" svg:y2="2.86cm" draw:start-shape="id1" draw:start-glue-point="7" draw:end-shape="id3" draw:end-glue-point="6" svg:d="m9077 2859 3356 1" svg:viewBox="0 0 3357 2">
          <text:p/>
        </draw:connector>
        <draw:connector draw:style-name="gr7" draw:text-style-name="P5" draw:layer="layout" draw:type="line" svg:x1="9.077cm" svg:y1="2.859cm" svg:x2="12.433cm" svg:y2="1.888cm" draw:start-shape="id1" draw:start-glue-point="7" draw:end-shape="id4" draw:end-glue-point="6" svg:d="m9077 2859 3356-971" svg:viewBox="0 0 3357 972">
          <text:p/>
        </draw:connector>
        <draw:connector draw:style-name="gr7" draw:text-style-name="P5" draw:layer="layout" draw:type="line" svg:x1="3.413cm" svg:y1="2.86cm" svg:x2="7.299cm" svg:y2="2.859cm" draw:start-shape="id5" draw:start-glue-point="8" draw:end-shape="id1" draw:end-glue-point="5" svg:d="m3413 2860 3886-1" svg:viewBox="0 0 3887 2">
          <text:p/>
        </draw:connector>
        <draw:custom-shape draw:style-name="gr2" draw:text-style-name="P1" xml:id="id10" draw:id="id10" draw:layer="layout" svg:width="1.651cm" svg:height="1.651cm" svg:x="1.763cm" svg:y="6.571cm">
          <text:p text:style-name="P1"><text:span text:style-name="T1">SOL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6" draw:id="id6" draw:layer="layout" svg:width="1.778cm" svg:height="1.778cm" svg:x="7.3cm" svg:y="6.507cm">
          <text:p text:style-name="P1"><text:span text:style-name="T1">c2 webapp</text:span></text:p>
          <text:p text:style-name="P1"><text:span text:style-name="T1">or other</text:span></text:p>
          <text:p text:style-name="P1"><text:span text:style-name="T1">front-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9" draw:id="id9" draw:layer="layout" svg:width="0.635cm" svg:height="0.635cm" svg:x="12.434cm" svg:y="6.10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2" xml:id="id8" draw:id="id8" draw:layer="layout" svg:width="0.635cm" svg:height="0.635cm" svg:x="12.434cm" svg:y="7.07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2" xml:id="id7" draw:id="id7" draw:layer="layout" svg:width="0.635cm" svg:height="0.635cm" svg:x="12.435cm" svg:y="8.0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6" draw:text-style-name="P4" draw:layer="layout" svg:width="2.272cm" svg:height="0.887cm" svg:x="4.013cm" svg:y="7.577cm">
          <draw:text-box>
            <text:p text:style-name="P3"><text:span text:style-name="T1">search results</text:span></text:p>
            <text:p text:style-name="P3"><text:span text:style-name="T1">and clusters</text:span></text:p>
          </draw:text-box>
        </draw:frame>
        <draw:connector draw:style-name="gr7" draw:text-style-name="P5" draw:layer="layout" draw:type="line" svg:x1="9.078cm" svg:y1="7.396cm" svg:x2="12.435cm" svg:y2="8.368cm" draw:start-shape="id6" draw:start-glue-point="7" draw:end-shape="id7" draw:end-glue-point="6" svg:d="m9078 7396 3357 972" svg:viewBox="0 0 3358 973">
          <text:p/>
        </draw:connector>
        <draw:connector draw:style-name="gr7" draw:text-style-name="P5" draw:layer="layout" draw:type="line" svg:x1="9.078cm" svg:y1="7.396cm" svg:x2="12.434cm" svg:y2="7.397cm" draw:start-shape="id6" draw:start-glue-point="7" draw:end-shape="id8" draw:end-glue-point="6" svg:d="m9078 7396 3356 1" svg:viewBox="0 0 3357 2">
          <text:p/>
        </draw:connector>
        <draw:connector draw:style-name="gr7" draw:text-style-name="P5" draw:layer="layout" draw:type="line" svg:x1="9.078cm" svg:y1="7.396cm" svg:x2="12.434cm" svg:y2="6.425cm" draw:start-shape="id6" draw:start-glue-point="7" draw:end-shape="id9" draw:end-glue-point="6" svg:d="m9078 7396 3356-971" svg:viewBox="0 0 3357 972">
          <text:p/>
        </draw:connector>
        <draw:connector draw:style-name="gr7" draw:text-style-name="P5" draw:layer="layout" draw:type="line" svg:x1="3.414cm" svg:y1="7.397cm" svg:x2="7.3cm" svg:y2="7.396cm" draw:start-shape="id10" draw:start-glue-point="8" draw:end-shape="id6" draw:end-glue-point="5" svg:d="m3414 7397 3886-1" svg:viewBox="0 0 3887 2">
          <text:p/>
        </draw:connector>
        <draw:custom-shape draw:style-name="gr2" draw:text-style-name="P1" xml:id="id13" draw:id="id13" draw:layer="layout" svg:width="1.651cm" svg:height="1.651cm" svg:x="1.764cm" svg:y="10.77cm">
          <text:p text:style-name="P1"><text:span text:style-name="T1">SOL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xml:id="id12" draw:id="id12" draw:layer="layout" svg:width="0.635cm" svg:height="0.635cm" svg:x="12.535cm" svg:y="10.3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7" draw:text-style-name="P5" draw:layer="layout" draw:type="line" svg:x1="11.922cm" svg:y1="10.707cm" svg:x2="12.535cm" svg:y2="10.707cm" draw:start-shape="id11" draw:start-glue-point="7" draw:end-shape="id12" draw:end-glue-point="6" svg:d="m11922 10707h613" svg:viewBox="0 0 614 1">
          <text:p/>
        </draw:connector>
        <draw:custom-shape draw:style-name="gr1" draw:text-style-name="P1" draw:layer="layout" svg:width="1.551cm" svg:height="1.551cm" svg:x="10.017cm" svg:y="12.584cm">
          <text:p text:style-name="P1"><text:span text:style-name="T1">cluster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1" draw:id="id11" draw:layer="layout" svg:width="2.286cm" svg:height="0.635cm" svg:x="9.636cm" svg:y="10.389cm">
          <text:p text:style-name="P1"><text:span text:style-name="T1">c2 workbe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" svg:x1="3.415cm" svg:y1="11.596cm" svg:x2="9.636cm" svg:y2="10.707cm" draw:start-shape="id13" draw:start-glue-point="8" draw:end-shape="id11" draw:end-glue-point="5" svg:d="m3415 11596 6221-889" svg:viewBox="0 0 6222 890">
          <text:p/>
        </draw:connector>
        <draw:custom-shape draw:style-name="gr12" draw:text-style-name="P2" xml:id="id15" draw:id="id15" draw:layer="layout" svg:width="0.635cm" svg:height="0.635cm" svg:x="12.535cm" svg:y="11.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7" draw:text-style-name="P5" draw:layer="layout" draw:type="line" svg:x1="11.922cm" svg:y1="11.608cm" svg:x2="12.535cm" svg:y2="11.608cm" draw:start-shape="id14" draw:start-glue-point="7" draw:end-shape="id15" draw:end-glue-point="6" svg:d="m11922 11608h613" svg:viewBox="0 0 614 1">
          <text:p/>
        </draw:connector>
        <draw:custom-shape draw:style-name="gr2" draw:text-style-name="P1" xml:id="id14" draw:id="id14" draw:layer="layout" svg:width="2.286cm" svg:height="0.635cm" svg:x="9.636cm" svg:y="11.29cm">
          <text:p text:style-name="P1"><text:span text:style-name="T1">c2 workbe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" svg:x1="3.415cm" svg:y1="11.596cm" svg:x2="9.636cm" svg:y2="11.608cm" draw:start-shape="id13" draw:start-glue-point="8" draw:end-shape="id14" draw:end-glue-point="5" svg:d="m3415 11596 6221 12" svg:viewBox="0 0 6222 13">
          <text:p/>
        </draw:connector>
        <draw:custom-shape draw:style-name="gr13" draw:text-style-name="P2" xml:id="id17" draw:id="id17" draw:layer="layout" svg:width="0.635cm" svg:height="0.635cm" svg:x="12.535cm" svg:y="12.1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7" draw:text-style-name="P5" draw:layer="layout" draw:type="line" svg:x1="11.922cm" svg:y1="12.508cm" svg:x2="12.535cm" svg:y2="12.508cm" draw:start-shape="id16" draw:start-glue-point="7" draw:end-shape="id17" draw:end-glue-point="6" svg:d="m11922 12508h613" svg:viewBox="0 0 614 1">
          <text:p/>
        </draw:connector>
        <draw:custom-shape draw:style-name="gr2" draw:text-style-name="P1" xml:id="id16" draw:id="id16" draw:layer="layout" svg:width="2.286cm" svg:height="0.635cm" svg:x="9.636cm" svg:y="12.19cm">
          <text:p text:style-name="P1"><text:span text:style-name="T1">c2 workbe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" svg:x1="3.415cm" svg:y1="11.596cm" svg:x2="9.636cm" svg:y2="12.508cm" draw:start-shape="id13" draw:start-glue-point="8" draw:end-shape="id16" draw:end-glue-point="5" svg:d="m3415 11596 6221 912" svg:viewBox="0 0 6222 913">
          <text:p/>
        </draw:connector>
        <draw:frame draw:style-name="gr6" draw:text-style-name="P4" draw:layer="layout" svg:width="2.83cm" svg:height="0.887cm" svg:x="5.282cm" svg:y="12.305cm">
          <draw:text-box>
            <text:p text:style-name="P3"><text:span text:style-name="T1">search results</text:span></text:p>
            <text:p text:style-name="P3"><text:span text:style-name="T1">(highlighted or full)</text:span></text:p>
          </draw:text-box>
        </draw:frame>
        <draw:custom-shape draw:style-name="gr2" draw:text-style-name="P1" xml:id="id20" draw:id="id20" draw:layer="layout" svg:width="1.651cm" svg:height="1.651cm" svg:x="1.764cm" svg:y="15.269cm">
          <text:p text:style-name="P1"><text:span text:style-name="T1">SOL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2" xml:id="id19" draw:id="id19" draw:layer="layout" svg:width="0.635cm" svg:height="0.635cm" svg:x="12.535cm" svg:y="14.88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7" draw:text-style-name="P5" draw:layer="layout" draw:type="line" svg:x1="11.922cm" svg:y1="15.206cm" svg:x2="12.535cm" svg:y2="15.206cm" draw:start-shape="id18" draw:start-glue-point="7" draw:end-shape="id19" draw:end-glue-point="6" svg:d="m11922 15206h613" svg:viewBox="0 0 614 1">
          <text:p/>
        </draw:connector>
        <draw:custom-shape draw:style-name="gr2" draw:text-style-name="P1" xml:id="id18" draw:id="id18" draw:layer="layout" svg:width="2.286cm" svg:height="0.635cm" svg:x="9.636cm" svg:y="14.888cm">
          <text:p text:style-name="P1"><text:span text:style-name="T1">c2 workbe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" svg:x1="3.415cm" svg:y1="16.095cm" svg:x2="9.636cm" svg:y2="15.206cm" draw:start-shape="id20" draw:start-glue-point="8" draw:end-shape="id18" draw:end-glue-point="5" svg:d="m3415 16095 6221-889" svg:viewBox="0 0 6222 890">
          <text:p/>
        </draw:connector>
        <draw:custom-shape draw:style-name="gr15" draw:text-style-name="P2" xml:id="id22" draw:id="id22" draw:layer="layout" svg:width="0.635cm" svg:height="0.635cm" svg:x="12.535cm" svg:y="15.7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7" draw:text-style-name="P5" draw:layer="layout" draw:type="line" svg:x1="11.922cm" svg:y1="16.107cm" svg:x2="12.535cm" svg:y2="16.107cm" draw:start-shape="id21" draw:start-glue-point="7" draw:end-shape="id22" draw:end-glue-point="6" svg:d="m11922 16107h613" svg:viewBox="0 0 614 1">
          <text:p/>
        </draw:connector>
        <draw:custom-shape draw:style-name="gr2" draw:text-style-name="P1" xml:id="id21" draw:id="id21" draw:layer="layout" svg:width="2.286cm" svg:height="0.635cm" svg:x="9.636cm" svg:y="15.789cm">
          <text:p text:style-name="P1"><text:span text:style-name="T1">c2 workbe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" svg:x1="3.415cm" svg:y1="16.095cm" svg:x2="9.636cm" svg:y2="16.107cm" draw:start-shape="id20" draw:start-glue-point="8" draw:end-shape="id21" draw:end-glue-point="5" svg:d="m3415 16095 6221 12" svg:viewBox="0 0 6222 13">
          <text:p/>
        </draw:connector>
        <draw:custom-shape draw:style-name="gr16" draw:text-style-name="P2" xml:id="id24" draw:id="id24" draw:layer="layout" svg:width="0.635cm" svg:height="0.635cm" svg:x="12.535cm" svg:y="16.6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7" draw:text-style-name="P5" draw:layer="layout" draw:type="line" svg:x1="11.922cm" svg:y1="17.007cm" svg:x2="12.535cm" svg:y2="17.007cm" draw:start-shape="id23" draw:start-glue-point="7" draw:end-shape="id24" draw:end-glue-point="6" svg:d="m11922 17007h613" svg:viewBox="0 0 614 1">
          <text:p/>
        </draw:connector>
        <draw:custom-shape draw:style-name="gr2" draw:text-style-name="P1" xml:id="id23" draw:id="id23" draw:layer="layout" svg:width="2.286cm" svg:height="0.635cm" svg:x="9.636cm" svg:y="16.689cm">
          <text:p text:style-name="P1"><text:span text:style-name="T1">c2 workbe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" svg:x1="3.415cm" svg:y1="16.095cm" svg:x2="9.636cm" svg:y2="17.007cm" draw:start-shape="id20" draw:start-glue-point="8" draw:end-shape="id23" draw:end-glue-point="5" svg:d="m3415 16095 6221 912" svg:viewBox="0 0 6222 913">
          <text:p/>
        </draw:connector>
        <draw:frame draw:style-name="gr6" draw:text-style-name="P4" draw:layer="layout" svg:width="2.83cm" svg:height="0.887cm" svg:x="5.282cm" svg:y="16.804cm">
          <draw:text-box>
            <text:p text:style-name="P3"><text:span text:style-name="T1">search results</text:span></text:p>
            <text:p text:style-name="P3"><text:span text:style-name="T1">(highlighted or ful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9T10:27:16.35</meta:creation-date>
    <dc:date>2013-04-09T10:42:16.39</dc:date>
    <meta:editing-duration>PT5M14S</meta:editing-duration>
    <meta:editing-cycles>4</meta:editing-cycles>
    <meta:generator>LibreOffice/4.0.0.3$Windows_x86 LibreOffice_project/7545bee9c2a0782548772a21bc84a9dcc583b89</meta:generator>
    <meta:document-statistic meta:object-count="52"/>
  </office:meta>
</office:document-meta>
</file>